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07cm" table:align="left"/>
    </style:style>
    <style:style style:name="Table1.A" style:family="table-column">
      <style:table-column-properties style:column-width="9.40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839cm" table:align="left"/>
    </style:style>
    <style:style style:name="Table2.A" style:family="table-column">
      <style:table-column-properties style:column-width="6.83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74cm" style:rel-width="100%" table:align="left"/>
    </style:style>
    <style:style style:name="Table3.A" style:family="table-column">
      <style:table-column-properties style:column-width="2.247cm" style:rel-column-width="21845*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088cm" table:align="left"/>
    </style:style>
    <style:style style:name="Table4.A" style:family="table-column">
      <style:table-column-properties style:column-width="12.08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911cm" table:align="left"/>
    </style:style>
    <style:style style:name="Table5.A" style:family="table-column">
      <style:table-column-properties style:column-width="3.91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812cm" style:rel-width="100%" table:align="left"/>
    </style:style>
    <style:style style:name="Table6.A" style:family="table-column">
      <style:table-column-properties style:column-width="1.27cm" style:rel-column-width="21845*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1.977cm" table:align="left"/>
    </style:style>
    <style:style style:name="Table7.A" style:family="table-column">
      <style:table-column-properties style:column-width="11.97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665cm" table:align="left"/>
    </style:style>
    <style:style style:name="Table8.A" style:family="table-column">
      <style:table-column-properties style:column-width="4.66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4.567cm" style:rel-width="100%" table:align="left"/>
    </style:style>
    <style:style style:name="Table9.A" style:family="table-column">
      <style:table-column-properties style:column-width="1.522cm" style:rel-column-width="21845*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6.902cm" style:rel-width="100%" table:align="left"/>
    </style:style>
    <style:style style:name="Table11.A" style:family="table-column">
      <style:table-column-properties style:column-width="5.634cm" style:rel-column-width="21845*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1.548cm" table:align="left"/>
    </style:style>
    <style:style style:name="Table12.A" style:family="table-column">
      <style:table-column-properties style:column-width="11.54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6.597cm" table:align="left"/>
    </style:style>
    <style:style style:name="Table13.A" style:family="table-column">
      <style:table-column-properties style:column-width="6.59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498cm" style:rel-width="100%" table:align="left"/>
    </style:style>
    <style:style style:name="Table14.A" style:family="table-column">
      <style:table-column-properties style:column-width="2.166cm" style:rel-column-width="21845*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8.666cm" table:align="left"/>
    </style:style>
    <style:style style:name="Table15.A" style:family="table-column">
      <style:table-column-properties style:column-width="8.666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8.408cm" table:align="left"/>
    </style:style>
    <style:style style:name="Table16.A" style:family="table-column">
      <style:table-column-properties style:column-width="8.40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8.31cm" style:rel-width="100%" table:align="left"/>
    </style:style>
    <style:style style:name="Table17.A" style:family="table-column">
      <style:table-column-properties style:column-width="2.769cm" style:rel-column-width="21845*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0.379cm" table:align="left"/>
    </style:style>
    <style:style style:name="Table18.A" style:family="table-column">
      <style:table-column-properties style:column-width="10.37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0.121cm" table:align="left"/>
    </style:style>
    <style:style style:name="Table19.A" style:family="table-column">
      <style:table-column-properties style:column-width="10.12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022cm" style:rel-width="100%" table:align="left"/>
    </style:style>
    <style:style style:name="Table20.A" style:family="table-column">
      <style:table-column-properties style:column-width="3.341cm" style:rel-column-width="21845*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1.732cm" table:align="left"/>
    </style:style>
    <style:style style:name="Table21.A" style:family="table-column">
      <style:table-column-properties style:column-width="11.732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1.633cm" style:rel-width="100%" table:align="left"/>
    </style:style>
    <style:style style:name="Table22.A" style:family="table-column">
      <style:table-column-properties style:column-width="3.877cm" style:rel-column-width="21845*"/>
    </style:style>
    <style:style style:name="Table22.A1" style:family="table-cell">
      <style:table-cell-properties style:vertical-align="middle" fo:padding="0.049cm" fo:border="none"/>
    </style:style>
    <style:style style:name="Table24" style:family="table">
      <style:table-properties style:width="17cm" table:align="left"/>
    </style:style>
    <style:style style:name="Table24.A" style:family="table-column">
      <style:table-column-properties style:column-width="1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6.902cm" style:rel-width="100%" table:align="left"/>
    </style:style>
    <style:style style:name="Table25.A" style:family="table-column">
      <style:table-column-properties style:column-width="5.634cm" style:rel-column-width="21845*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8.202cm" table:align="left"/>
    </style:style>
    <style:style style:name="Table26.A" style:family="table-column">
      <style:table-column-properties style:column-width="8.202cm"/>
    </style:style>
    <style:style style:name="Table26.A1" style:family="table-cell">
      <style:table-cell-properties style:vertical-align="middle" fo:padding="0.049cm" fo:border="none"/>
    </style:style>
    <style:style style:name="Table26.2" style:family="table-row">
      <style:table-row-properties style:min-row-height="0.296cm"/>
    </style:style>
    <style:style style:name="Table27" style:family="table">
      <style:table-properties style:width="4.893cm" table:align="left"/>
    </style:style>
    <style:style style:name="Table27.A" style:family="table-column">
      <style:table-column-properties style:column-width="4.89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794cm" style:rel-width="100%" table:align="left"/>
    </style:style>
    <style:style style:name="Table28.A" style:family="table-column">
      <style:table-column-properties style:column-width="1.598cm" style:rel-column-width="21845*"/>
    </style:style>
    <style:style style:name="Table28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Heading_20_6">
      <style:text-properties fo:font-size="12pt" style:font-size-asian="12pt" style:font-size-complex="12pt"/>
    </style:style>
    <style:style style:name="P6" style:family="paragraph" style:parent-style-name="Table_20_Contents">
      <style:text-properties officeooo:paragraph-rsid="0017740f"/>
    </style:style>
    <style:style style:name="P7" style:family="paragraph" style:parent-style-name="Table_20_Contents">
      <style:text-properties officeooo:paragraph-rsid="00193004"/>
    </style:style>
    <style:style style:name="P8" style:family="paragraph">
      <style:paragraph-properties fo:text-align="start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460371-1262293299" form:control-implementation="ooo:com.sun.star.form.component.RadioButton" xml:id="control1" form:id="control1" form:value="Concurrent_programming_languag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460371-1262293299" form:control-implementation="ooo:com.sun.star.form.component.RadioButton" xml:id="control2" form:id="control2" form:value="Constraint_programm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460371-1262293299" form:control-implementation="ooo:com.sun.star.form.component.RadioButton" xml:id="control3" form:id="control3" form:value="Functional_programm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460371-1262293299" form:control-implementation="ooo:com.sun.star.form.component.RadioButton" xml:id="control4" form:id="control4" form:current-selected="true" form:value="Dataflow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321171-3581833247" form:control-implementation="ooo:com.sun.star.form.component.RadioButton" xml:id="control5" form:id="control5" form:value="Czech_languag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21171-3581833247" form:control-implementation="ooo:com.sun.star.form.component.RadioButton" xml:id="control6" form:id="control6" form:current-selected="true" form:value="Multilingualis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21171-3581833247" form:control-implementation="ooo:com.sun.star.form.component.RadioButton" xml:id="control7" form:id="control7" form:value="Turkish_languag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21171-3581833247" form:control-implementation="ooo:com.sun.star.form.component.RadioButton" xml:id="control8" form:id="control8" form:value="Gujarati_languag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2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444531-391272980" form:control-implementation="ooo:com.sun.star.form.component.RadioButton" xml:id="control9" form:id="control9" form:value="Windows_XP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444531-391272980" form:control-implementation="ooo:com.sun.star.form.component.RadioButton" xml:id="control10" form:id="control10" form:current-selected="true" form:value="Window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444531-391272980" form:control-implementation="ooo:com.sun.star.form.component.RadioButton" xml:id="control11" form:id="control11" form:value="Mac_OS_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444531-391272980" form:control-implementation="ooo:com.sun.star.form.component.RadioButton" xml:id="control12" form:id="control12" form:value="Windows_Server_20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3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66" form:control-implementation="ooo:com.sun.star.form.component.RadioButton" xml:id="control13" form:id="control13" form:value="Python_(programming_language)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6" form:control-implementation="ooo:com.sun.star.form.component.RadioButton" xml:id="control14" form:id="control14" form:value="Foreac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6" form:control-implementation="ooo:com.sun.star.form.component.RadioButton" xml:id="control15" form:id="control15" form:current-selected="true" form:value="Java_(programming_language)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66" form:control-implementation="ooo:com.sun.star.form.component.RadioButton" xml:id="control16" form:id="control16" form:value="Per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4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338003-3671012789" form:control-implementation="ooo:com.sun.star.form.component.RadioButton" xml:id="control17" form:id="control17" form:value="IBM_Disk_BASI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38003-3671012789" form:control-implementation="ooo:com.sun.star.form.component.RadioButton" xml:id="control18" form:id="control18" form:current-selected="true" form:value="C_Sharp_(programming_language)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38003-3671012789" form:control-implementation="ooo:com.sun.star.form.component.RadioButton" xml:id="control19" form:id="control19" form:value="C_(programming_language)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38003-3671012789" form:control-implementation="ooo:com.sun.star.form.component.RadioButton" xml:id="control20" form:id="control20" form:value="Euclid_(programming_language)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5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254683-3032509274" form:control-implementation="ooo:com.sun.star.form.component.RadioButton" xml:id="control21" form:id="control21" form:value="Albert Boton, Albert Hollenst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254683-3032509274" form:control-implementation="ooo:com.sun.star.form.component.RadioButton" xml:id="control22" form:id="control22" form:current-selected="true" form:value="Jeffrey Snover, Bruce Payette, James Tru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254683-3032509274" form:control-implementation="ooo:com.sun.star.form.component.RadioButton" xml:id="control23" form:id="control23" form:value="RNIB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254683-3032509274" form:control-implementation="ooo:com.sun.star.form.component.RadioButton" xml:id="control24" form:id="control24" form:value="Richard Tucholk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6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345531-3490537529" form:control-implementation="ooo:com.sun.star.form.component.RadioButton" xml:id="control25" form:id="control25" form:current-selected="true" form:value="MS-EUL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45531-3490537529" form:control-implementation="ooo:com.sun.star.form.component.RadioButton" xml:id="control26" form:id="control26" form:value="Adobe EUL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45531-3490537529" form:control-implementation="ooo:com.sun.star.form.component.RadioButton" xml:id="control27" form:id="control27" form:value="Proprietary EULA except for open source component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345531-3490537529" form:control-implementation="ooo:com.sun.star.form.component.RadioButton" xml:id="control28" form:id="control28" form:value="Palm EULA, some open source component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7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247950-3305879261" form:control-implementation="ooo:com.sun.star.form.component.RadioButton" xml:id="control29" form:id="control29" form:value="American_folk_musi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8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2" form:control-implementation="ooo:com.sun.star.form.component.RadioButton" xml:id="control30" form:id="control30" form:value="Programming_languag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31" form:id="control31" form:current-selected="true" form:value="Scripting_languag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32" form:id="control32" form:value="Metaprogramm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2" form:control-implementation="ooo:com.sun.star.form.component.RadioButton" xml:id="control33" form:id="control33" form:value="Programming_paradig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  <form:form form:name="unnamed9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uiz-infobox-700430-1120375758" form:control-implementation="ooo:com.sun.star.form.component.RadioButton" xml:id="control34" form:id="control34" form:value="Activ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700430-1120375758" form:control-implementation="ooo:com.sun.star.form.component.RadioButton" xml:id="control35" form:id="control35" form:value="syndicated on TV Lan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700430-1120375758" form:control-implementation="ooo:com.sun.star.form.component.RadioButton" xml:id="control36" form:id="control36" form:value="Updating every da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uiz-infobox-700430-1120375758" form:control-implementation="ooo:com.sun.star.form.component.RadioButton" xml:id="control37" form:id="control37" form:value="Activ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6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1">Question 1</text:span>: </text:p>
            <text:section text:style-name="Sect1" text:name="quiz_fragments">
              <text:p text:style-name="P4">What paradigm does Windows PowerShell belong to?</text:p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Table_20_Contents"><draw:control text:anchor-type="as-char" draw:z-index="0" draw:style-name="gr1" draw:text-style-name="P8" svg:width="0.345cm" svg:height="0.345cm" draw:control="control1"/> <text:a xlink:type="simple" xlink:href="http://quiz.thefullwiki.org/Concurrent_programming_language" text:style-name="Internet_20_link" text:visited-style-name="Visited_20_Internet_20_Link">Concurrent programming language</text:a></text:p>
                  </table:table-cell>
                </table:table-row>
                <table:table-row>
                  <table:table-cell table:style-name="Table2.A1" office:value-type="string">
                    <text:p text:style-name="Table_20_Contents"><draw:control text:anchor-type="as-char" draw:z-index="1" draw:style-name="gr1" draw:text-style-name="P8" svg:width="0.345cm" svg:height="0.345cm" draw:control="control2"/> <text:a xlink:type="simple" xlink:href="http://quiz.thefullwiki.org/Constraint_programming" text:style-name="Internet_20_link" text:visited-style-name="Visited_20_Internet_20_Link">Constraint programming</text:a></text:p>
                  </table:table-cell>
                </table:table-row>
                <table:table-row>
                  <table:table-cell table:style-name="Table2.A1" office:value-type="string">
                    <text:p text:style-name="Table_20_Contents"><draw:control text:anchor-type="as-char" draw:z-index="2" draw:style-name="gr1" draw:text-style-name="P8" svg:width="0.345cm" svg:height="0.345cm" draw:control="control3"/> <text:a xlink:type="simple" xlink:href="http://quiz.thefullwiki.org/Functional_programming" text:style-name="Internet_20_link" text:visited-style-name="Visited_20_Internet_20_Link">Functional programming</text:a></text:p>
                  </table:table-cell>
                </table:table-row>
                <table:table-row>
                  <table:table-cell table:style-name="Table2.A1" office:value-type="string">
                    <text:p text:style-name="Table_20_Contents"><draw:control text:anchor-type="as-char" draw:z-index="3" draw:style-name="gr1" draw:text-style-name="P8" svg:width="0.345cm" svg:height="0.345cm" draw:control="control4"/> <text:a xlink:type="simple" xlink:href="http://quiz.thefullwiki.org/Dataflow" text:style-name="Internet_20_link" text:visited-style-name="Visited_20_Internet_20_Link">Dataflow</text:a></text:p>
                    <table:table table:name="Table3" table:style-name="Table3">
                      <table:table-column table:style-name="Table3.A" table:number-columns-repeated="3"/>
                      <table:table-row>
                        <table:table-cell table:style-name="Table3.A1" office:value-type="string">
                          <text:p text:style-name="P3"/>
                        </table:table-cell>
                        <table:table-cell table:style-name="Table3.A1" office:value-type="string">
                          <text:p text:style-name="P3"/>
                        </table:table-cell>
                        <table:table-cell table:style-name="Table3.A1" office:value-type="string">
                          <text:p text:style-name="P3"/>
                        </table:table-cell>
                      </table:table-row>
                    </table:table>
                    <text:p text:style-name="Table_20_Contents"/>
                  </table:table-cell>
                </table:table-row>
              </table:table>
            </text:section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pan text:style-name="T1">Question 2</text:span>: </text:p>
            <text:section text:style-name="Sect1" text:name="Section1">
              <text:p text:style-name="P4"><text:bookmark text:name="quiz_fragments"/>Which of the following languages is spoken in Windows PowerShell?</text:p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Table_20_Contents"><draw:control text:anchor-type="as-char" draw:z-index="4" draw:style-name="gr1" draw:text-style-name="P8" svg:width="0.345cm" svg:height="0.345cm" draw:control="control5"/> <text:a xlink:type="simple" xlink:href="http://quiz.thefullwiki.org/Czech_language" text:style-name="Internet_20_link" text:visited-style-name="Visited_20_Internet_20_Link">Czech language</text:a></text:p>
                  </table:table-cell>
                </table:table-row>
                <table:table-row>
                  <table:table-cell table:style-name="Table5.A1" office:value-type="string">
                    <text:p text:style-name="Table_20_Contents"><draw:control text:anchor-type="as-char" draw:z-index="5" draw:style-name="gr1" draw:text-style-name="P8" svg:width="0.345cm" svg:height="0.345cm" draw:control="control6"/> <text:a xlink:type="simple" xlink:href="http://quiz.thefullwiki.org/Multilingualism" text:style-name="Internet_20_link" text:visited-style-name="Visited_20_Internet_20_Link">Multilingualism</text:a></text:p>
                  </table:table-cell>
                </table:table-row>
                <table:table-row>
                  <table:table-cell table:style-name="Table5.A1" office:value-type="string">
                    <text:p text:style-name="Table_20_Contents"><draw:control text:anchor-type="as-char" draw:z-index="6" draw:style-name="gr1" draw:text-style-name="P8" svg:width="0.345cm" svg:height="0.345cm" draw:control="control7"/> <text:a xlink:type="simple" xlink:href="http://quiz.thefullwiki.org/Turkish_language" text:style-name="Internet_20_link" text:visited-style-name="Visited_20_Internet_20_Link">Turkish language</text:a></text:p>
                  </table:table-cell>
                </table:table-row>
                <table:table-row>
                  <table:table-cell table:style-name="Table5.A1" office:value-type="string">
                    <text:p text:style-name="Table_20_Contents"><draw:control text:anchor-type="as-char" draw:z-index="7" draw:style-name="gr1" draw:text-style-name="P8" svg:width="0.345cm" svg:height="0.345cm" draw:control="control8"/> <text:a xlink:type="simple" xlink:href="http://quiz.thefullwiki.org/Gujarati_language" text:style-name="Internet_20_link" text:visited-style-name="Visited_20_Internet_20_Link">Gujarati language</text:a></text:p>
                    <table:table table:name="Table6" table:style-name="Table6">
                      <table:table-column table:style-name="Table6.A" table:number-columns-repeated="3"/>
                      <table:table-row>
                        <table:table-cell table:style-name="Table6.A1" office:value-type="string">
                          <text:p text:style-name="P3"/>
                        </table:table-cell>
                        <table:table-cell table:style-name="Table6.A1" office:value-type="string">
                          <text:p text:style-name="P3"/>
                        </table:table-cell>
                        <table:table-cell table:style-name="Table6.A1" office:value-type="string">
                          <text:p text:style-name="P3"/>
                        </table:table-cell>
                      </table:table-row>
                    </table:table>
                    <text:p text:style-name="Table_20_Contents"/>
                  </table:table-cell>
                </table:table-row>
              </table:table>
            </text:section>
          </table:table-cell>
        </table:table-row>
        <table:table-row>
          <table:table-cell table:style-name="Table4.A1" office:value-type="string">
            <text:p text:style-name="P3"/>
          </table:table-cell>
        </table:table-row>
      </table:table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T1">Question 3</text:span>: </text:p>
            <text:section text:style-name="Sect1" text:name="Section2">
              <text:p text:style-name="P4"><text:bookmark text:name="quiz_fragments1"/>Which of the following platforms does Windows PowerShell run on?</text:p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Contents"><draw:control text:anchor-type="as-char" draw:z-index="8" draw:style-name="gr1" draw:text-style-name="P8" svg:width="0.345cm" svg:height="0.345cm" draw:control="control9"/> <text:a xlink:type="simple" xlink:href="http://quiz.thefullwiki.org/Windows_XP" text:style-name="Internet_20_link" text:visited-style-name="Visited_20_Internet_20_Link">Windows XP</text:a></text:p>
                  </table:table-cell>
                </table:table-row>
                <table:table-row>
                  <table:table-cell table:style-name="Table8.A1" office:value-type="string">
                    <text:p text:style-name="Table_20_Contents"><draw:control text:anchor-type="as-char" draw:z-index="9" draw:style-name="gr1" draw:text-style-name="P8" svg:width="0.345cm" svg:height="0.345cm" draw:control="control10"/> <text:a xlink:type="simple" xlink:href="http://quiz.thefullwiki.org/Windows" text:style-name="Internet_20_link" text:visited-style-name="Visited_20_Internet_20_Link">Windows</text:a></text:p>
                  </table:table-cell>
                </table:table-row>
                <table:table-row>
                  <table:table-cell table:style-name="Table8.A1" office:value-type="string">
                    <text:p text:style-name="Table_20_Contents"><draw:control text:anchor-type="as-char" draw:z-index="10" draw:style-name="gr1" draw:text-style-name="P8" svg:width="0.345cm" svg:height="0.345cm" draw:control="control11"/> <text:a xlink:type="simple" xlink:href="http://quiz.thefullwiki.org/Mac_OS_X" text:style-name="Internet_20_link" text:visited-style-name="Visited_20_Internet_20_Link">Mac OS X</text:a></text:p>
                  </table:table-cell>
                </table:table-row>
                <table:table-row>
                  <table:table-cell table:style-name="Table8.A1" office:value-type="string">
                    <text:p text:style-name="Table_20_Contents"><draw:control text:anchor-type="as-char" draw:z-index="11" draw:style-name="gr1" draw:text-style-name="P8" svg:width="0.345cm" svg:height="0.345cm" draw:control="control12"/> <text:a xlink:type="simple" xlink:href="http://quiz.thefullwiki.org/Windows_Server_2003" text:style-name="Internet_20_link" text:visited-style-name="Visited_20_Internet_20_Link">Windows Server 2003</text:a></text:p>
                    <table:table table:name="Table9" table:style-name="Table9">
                      <table:table-column table:style-name="Table9.A" table:number-columns-repeated="3"/>
                      <table:table-row>
                        <table:table-cell table:style-name="Table9.A1" office:value-type="string">
                          <text:p text:style-name="P3"/>
                        </table:table-cell>
                        <table:table-cell table:style-name="Table9.A1" office:value-type="string">
                          <text:p text:style-name="P3"/>
                        </table:table-cell>
                        <table:table-cell table:style-name="Table9.A1" office:value-type="string">
                          <text:p text:style-name="P3"/>
                        </table:table-cell>
                      </table:table-row>
                    </table:table>
                    <text:p text:style-name="Table_20_Contents"/>
                  </table:table-cell>
                </table:table-row>
              </table:table>
            </text:section>
          </table:table-cell>
        </table:table-row>
        <table:table-row>
          <table:table-cell table:style-name="Table7.A1" office:value-type="string">
            <text:p text:style-name="P3"/>
          </table:table-cell>
        </table:table-row>
      </table:table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<text:span text:style-name="T1">Question 4</text:span>: The scripting language supports variables, functions, branching (<text:a xlink:type="simple" xlink:href="http://quiz.thefullwiki.org/Conditional_(programming)" text:style-name="Internet_20_link" text:visited-style-name="Visited_20_Internet_20_Link"><text:span text:style-name="Source_20_Text">if-then-else</text:span></text:a>), loops (<text:a xlink:type="simple" xlink:href="http://quiz.thefullwiki.org/While_loop" text:style-name="Internet_20_link" text:visited-style-name="Visited_20_Internet_20_Link"><text:span text:style-name="Source_20_Text">while</text:span></text:a>, <text:a xlink:type="simple" xlink:href="http://quiz.thefullwiki.org/Do_while_loop" text:style-name="Internet_20_link" text:visited-style-name="Visited_20_Internet_20_Link"><text:span text:style-name="Source_20_Text">do</text:span></text:a>, <text:a xlink:type="simple" xlink:href="http://quiz.thefullwiki.org/For_loop" text:style-name="Internet_20_link" text:visited-style-name="Visited_20_Internet_20_Link"><text:span text:style-name="Source_20_Text">for</text:span></text:a>, and <text:span text:style-name="Source_20_Text">________</text:span>), structured error/exception handling and <text:a xlink:type="simple" xlink:href="http://quiz.thefullwiki.org/Closure_(computer_science)" text:style-name="Internet_20_link" text:visited-style-name="Visited_20_Internet_20_Link">closures</text:a>/<text:a xlink:type="simple" xlink:href="http://quiz.thefullwiki.org/Lambda_expressions" text:style-name="Internet_20_link" text:visited-style-name="Visited_20_Internet_20_Link">lambda expressions</text:a>, as well as integration with .NET.</text:p>
            <text:p text:style-name="P6"><draw:control text:anchor-type="as-char" draw:z-index="12" draw:style-name="gr1" draw:text-style-name="P8" svg:width="0.345cm" svg:height="0.345cm" draw:control="control13"/>Python (programming language)</text:p>
            <text:p text:style-name="P6"><draw:control text:anchor-type="as-char" draw:z-index="13" draw:style-name="gr1" draw:text-style-name="P8" svg:width="0.345cm" svg:height="0.345cm" draw:control="control14"/>Foreach</text:p>
            <text:p text:style-name="P6"><draw:control text:anchor-type="as-char" draw:z-index="14" draw:style-name="gr1" draw:text-style-name="P8" svg:width="0.345cm" svg:height="0.345cm" draw:control="control15"/>Java (programming language)</text:p>
            <text:p text:style-name="P6"><draw:control text:anchor-type="as-char" draw:z-index="15" draw:style-name="gr1" draw:text-style-name="P8" svg:width="0.345cm" svg:height="0.345cm" draw:control="control16"/>Perl</text:p>
            <table:table table:name="Table11" table:style-name="Table11">
              <table:table-column table:style-name="Table11.A" table:number-columns-repeated="3"/>
              <table:table-row>
                <table:table-cell table:style-name="Table11.A1" office:value-type="string">
                  <text:p text:style-name="P3"/>
                </table:table-cell>
                <table:table-cell table:style-name="Table11.A1" office:value-type="string">
                  <text:p text:style-name="P3"/>
                </table:table-cell>
                <table:table-cell table:style-name="Table11.A1"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0.A1" office:value-type="string">
            <text:p text:style-name="P3"/>
          </table:table-cell>
        </table:table-row>
      </table:table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span text:style-name="T1">Question 5</text:span>: </text:p>
            <text:section text:style-name="Sect1" text:name="Section3">
              <text:p text:style-name="P4"><text:bookmark text:name="quiz_fragments2"/>Windows PowerShell influenced who out of the following people?</text:p>
              <table:table table:name="Table13" table:style-name="Table13">
                <table:table-column table:style-name="Table13.A"/>
                <table:table-row>
                  <table:table-cell table:style-name="Table13.A1" office:value-type="string">
                    <text:p text:style-name="Table_20_Contents"><draw:control text:anchor-type="as-char" draw:z-index="16" draw:style-name="gr1" draw:text-style-name="P8" svg:width="0.345cm" svg:height="0.345cm" draw:control="control17"/> <text:a xlink:type="simple" xlink:href="http://quiz.thefullwiki.org/IBM_Disk_BASIC" text:style-name="Internet_20_link" text:visited-style-name="Visited_20_Internet_20_Link">IBM Disk BASIC</text:a></text:p>
                  </table:table-cell>
                </table:table-row>
                <table:table-row>
                  <table:table-cell table:style-name="Table13.A1" office:value-type="string">
                    <text:p text:style-name="Table_20_Contents"><draw:control text:anchor-type="as-char" draw:z-index="17" draw:style-name="gr1" draw:text-style-name="P8" svg:width="0.345cm" svg:height="0.345cm" draw:control="control18"/> <text:a xlink:type="simple" xlink:href="http://quiz.thefullwiki.org/C_Sharp_(programming_language)" text:style-name="Internet_20_link" text:visited-style-name="Visited_20_Internet_20_Link">C Sharp (programming language)</text:a></text:p>
                  </table:table-cell>
                </table:table-row>
                <table:table-row>
                  <table:table-cell table:style-name="Table13.A1" office:value-type="string">
                    <text:p text:style-name="Table_20_Contents"><draw:control text:anchor-type="as-char" draw:z-index="18" draw:style-name="gr1" draw:text-style-name="P8" svg:width="0.345cm" svg:height="0.345cm" draw:control="control19"/> <text:a xlink:type="simple" xlink:href="http://quiz.thefullwiki.org/C_(programming_language)" text:style-name="Internet_20_link" text:visited-style-name="Visited_20_Internet_20_Link">C (programming language)</text:a></text:p>
                  </table:table-cell>
                </table:table-row>
                <table:table-row>
                  <table:table-cell table:style-name="Table13.A1" office:value-type="string">
                    <text:p text:style-name="Table_20_Contents"><draw:control text:anchor-type="as-char" draw:z-index="19" draw:style-name="gr1" draw:text-style-name="P8" svg:width="0.345cm" svg:height="0.345cm" draw:control="control20"/> <text:a xlink:type="simple" xlink:href="http://quiz.thefullwiki.org/Euclid_(programming_language)" text:style-name="Internet_20_link" text:visited-style-name="Visited_20_Internet_20_Link">Euclid (programming language)</text:a></text:p>
                    <table:table table:name="Table14" table:style-name="Table14">
                      <table:table-column table:style-name="Table14.A" table:number-columns-repeated="3"/>
                      <table:table-row>
                        <table:table-cell table:style-name="Table14.A1" office:value-type="string">
                          <text:p text:style-name="P3"/>
                        </table:table-cell>
                        <table:table-cell table:style-name="Table14.A1" office:value-type="string">
                          <text:p text:style-name="P3"/>
                        </table:table-cell>
                        <table:table-cell table:style-name="Table14.A1" office:value-type="string">
                          <text:p text:style-name="P3"/>
                        </table:table-cell>
                      </table:table-row>
                    </table:table>
                    <text:p text:style-name="Table_20_Contents"/>
                  </table:table-cell>
                </table:table-row>
              </table:table>
            </text:section>
          </table:table-cell>
        </table:table-row>
        <table:table-row>
          <table:table-cell table:style-name="Table12.A1" office:value-type="string">
            <text:p text:style-name="P3"/>
          </table:table-cell>
        </table:table-row>
      </table:table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Table_20_Contents"><text:span text:style-name="T1">Question 6</text:span>: </text:p>
            <text:section text:style-name="Sect1" text:name="Section4">
              <text:p text:style-name="P4"><text:bookmark text:name="quiz_fragments3"/>Who designed Windows PowerShell? </text:p>
              <table:table table:name="Table16" table:style-name="Table16">
                <table:table-column table:style-name="Table16.A"/>
                <table:table-row>
                  <table:table-cell table:style-name="Table16.A1" office:value-type="string">
                    <text:p text:style-name="Table_20_Contents"><draw:control text:anchor-type="as-char" draw:z-index="20" draw:style-name="gr1" draw:text-style-name="P8" svg:width="0.345cm" svg:height="0.345cm" draw:control="control21"/> Albert Boton, Albert Hollenstein</text:p>
                  </table:table-cell>
                </table:table-row>
                <table:table-row>
                  <table:table-cell table:style-name="Table16.A1" office:value-type="string">
                    <text:p text:style-name="Table_20_Contents"><draw:control text:anchor-type="as-char" draw:z-index="21" draw:style-name="gr1" draw:text-style-name="P8" svg:width="0.345cm" svg:height="0.345cm" draw:control="control22"/> Jeffrey Snover, Bruce Payette, James Truher</text:p>
                  </table:table-cell>
                </table:table-row>
                <table:table-row>
                  <table:table-cell table:style-name="Table16.A1" office:value-type="string">
                    <text:p text:style-name="Table_20_Contents"><draw:control text:anchor-type="as-char" draw:z-index="22" draw:style-name="gr1" draw:text-style-name="P8" svg:width="0.345cm" svg:height="0.345cm" draw:control="control23"/> RNIB</text:p>
                  </table:table-cell>
                </table:table-row>
                <table:table-row>
                  <table:table-cell table:style-name="Table16.A1" office:value-type="string">
                    <text:p text:style-name="Table_20_Contents"><draw:control text:anchor-type="as-char" draw:z-index="23" draw:style-name="gr1" draw:text-style-name="P8" svg:width="0.345cm" svg:height="0.345cm" draw:control="control24"/> Richard Tucholka</text:p>
                    <table:table table:name="Table17" table:style-name="Table17">
                      <table:table-column table:style-name="Table17.A" table:number-columns-repeated="3"/>
                      <table:table-row>
                        <table:table-cell table:style-name="Table17.A1" office:value-type="string">
                          <text:p text:style-name="P3"/>
                        </table:table-cell>
                        <table:table-cell table:style-name="Table17.A1" office:value-type="string">
                          <text:p text:style-name="P3"/>
                        </table:table-cell>
                        <table:table-cell table:style-name="Table17.A1" office:value-type="string">
                          <text:p text:style-name="P3"/>
                        </table:table-cell>
                      </table:table-row>
                    </table:table>
                    <text:p text:style-name="Table_20_Contents"/>
                  </table:table-cell>
                </table:table-row>
              </table:table>
            </text:section>
          </table:table-cell>
        </table:table-row>
        <table:table-row>
          <table:table-cell table:style-name="Table15.A1" office:value-type="string">
            <text:p text:style-name="P3"/>
          </table:table-cell>
        </table:table-row>
      </table:table>
      <text:p text:style-name="P1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span text:style-name="T1">Question 7</text:span>: </text:p>
            <text:section text:style-name="Sect1" text:name="Section5">
              <text:p text:style-name="P4"><text:bookmark text:name="quiz_fragments4"/>What license is Windows PowerShell distributed under?</text:p>
              <table:table table:name="Table19" table:style-name="Table19">
                <table:table-column table:style-name="Table19.A"/>
                <table:table-row>
                  <table:table-cell table:style-name="Table19.A1" office:value-type="string">
                    <text:p text:style-name="Table_20_Contents"><draw:control text:anchor-type="as-char" draw:z-index="24" draw:style-name="gr1" draw:text-style-name="P8" svg:width="0.345cm" svg:height="0.345cm" draw:control="control25"/> MS-EULA</text:p>
                  </table:table-cell>
                </table:table-row>
                <table:table-row>
                  <table:table-cell table:style-name="Table19.A1" office:value-type="string">
                    <text:p text:style-name="Table_20_Contents"><draw:control text:anchor-type="as-char" draw:z-index="25" draw:style-name="gr1" draw:text-style-name="P8" svg:width="0.345cm" svg:height="0.345cm" draw:control="control26"/> Adobe EULA</text:p>
                  </table:table-cell>
                </table:table-row>
                <table:table-row>
                  <table:table-cell table:style-name="Table19.A1" office:value-type="string">
                    <text:p text:style-name="Table_20_Contents"><draw:control text:anchor-type="as-char" draw:z-index="26" draw:style-name="gr1" draw:text-style-name="P8" svg:width="0.345cm" svg:height="0.345cm" draw:control="control27"/> Proprietary EULA except for open source components</text:p>
                  </table:table-cell>
                </table:table-row>
                <table:table-row>
                  <table:table-cell table:style-name="Table19.A1" office:value-type="string">
                    <text:p text:style-name="Table_20_Contents"><draw:control text:anchor-type="as-char" draw:z-index="27" draw:style-name="gr1" draw:text-style-name="P8" svg:width="0.345cm" svg:height="0.345cm" draw:control="control28"/> Palm EULA, some open source components</text:p>
                    <table:table table:name="Table20" table:style-name="Table20">
                      <table:table-column table:style-name="Table20.A" table:number-columns-repeated="3"/>
                      <table:table-row>
                        <table:table-cell table:style-name="Table20.A1" office:value-type="string">
                          <text:p text:style-name="P3"/>
                        </table:table-cell>
                        <table:table-cell table:style-name="Table20.A1" office:value-type="string">
                          <text:p text:style-name="P3"/>
                        </table:table-cell>
                        <table:table-cell table:style-name="Table20.A1" office:value-type="string">
                          <text:p text:style-name="P3"/>
                        </table:table-cell>
                      </table:table-row>
                    </table:table>
                    <text:p text:style-name="Table_20_Contents"/>
                  </table:table-cell>
                </table:table-row>
              </table:table>
            </text:section>
          </table:table-cell>
        </table:table-row>
        <table:table-row>
          <table:table-cell table:style-name="Table18.A1" office:value-type="string">
            <text:p text:style-name="P3"/>
          </table:table-cell>
        </table:table-row>
      </table:table>
      <text:p text:style-name="P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span text:style-name="T1">Question 8</text:span>: </text:p>
            <text:p text:style-name="P4">Which of the following genres does Windows PowerShell produce?</text:p>
            <text:p text:style-name="Table_20_Contents"><text:s/><text:a xlink:type="simple" xlink:href="http://quiz.thefullwiki.org/American_folk_music" text:style-name="Internet_20_link" text:visited-style-name="Visited_20_Internet_20_Link">American folk music</text:a></text:p>
            <text:p text:style-name="Table_20_Contents"><text:s/><text:a xlink:type="simple" xlink:href="http://quiz.thefullwiki.org/Electro-industrial" text:style-name="Internet_20_link" text:visited-style-name="Visited_20_Internet_20_Link">Electro-industrial</text:a></text:p>
            <text:p text:style-name="Table_20_Contents"><text:s/><text:a xlink:type="simple" xlink:href="http://quiz.thefullwiki.org/Shell_(computing)" text:style-name="Internet_20_link" text:visited-style-name="Visited_20_Internet_20_Link">Shell (computing)</text:a></text:p>
            <text:p text:style-name="Table_20_Contents"><text:s/><text:a xlink:type="simple" xlink:href="http://quiz.thefullwiki.org/Alternative_metal" text:style-name="Internet_20_link" text:visited-style-name="Visited_20_Internet_20_Link">Alternative metal</text:a></text:p>
            <table:table table:name="Table22" table:style-name="Table22">
              <table:table-column table:style-name="Table22.A" table:number-columns-repeated="3"/>
              <table:table-row>
                <table:table-cell table:style-name="Table22.A1" office:value-type="string">
                  <text:p text:style-name="P3"/>
                </table:table-cell>
                <table:table-cell table:style-name="Table22.A1" office:value-type="string">
                  <text:p text:style-name="P3"/>
                </table:table-cell>
                <table:table-cell table:style-name="Table22.A1" office:value-type="string">
                  <text:p text:style-name="P3"/>
                </table:table-cell>
              </table:table-row>
            </table:table>
            <text:section text:style-name="Sect1" text:name="Section6">
              <text:p text:style-name="Table_20_Contents"/>
            </text:section>
          </table:table-cell>
        </table:table-row>
        <table:table-row>
          <table:table-cell table:style-name="Table21.A1" office:value-type="string">
            <text:p text:style-name="P3"/>
          </table:table-cell>
        </table:table-row>
      </table:table>
      <text:p text:style-name="P1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"><text:span text:style-name="T1">Question 9</text:span>: <text:span text:style-name="Strong_20_Emphasis">Windows PowerShell</text:span> is an extensible automation engine from Microsoft, consisting of a <text:a xlink:type="simple" xlink:href="http://quiz.thefullwiki.org/Command_line_interface" text:style-name="Internet_20_link" text:visited-style-name="Visited_20_Internet_20_Link">command-line</text:a> <text:a xlink:type="simple" xlink:href="http://quiz.thefullwiki.org/Shell_(computing)" text:style-name="Internet_20_link" text:visited-style-name="Visited_20_Internet_20_Link">shell</text:a> and associated ________.</text:p>
            <text:p text:style-name="P7"><draw:control text:anchor-type="as-char" draw:z-index="28" draw:style-name="gr1" draw:text-style-name="P8" svg:width="0.345cm" svg:height="0.345cm" draw:control="control30"/>Programming language</text:p>
            <text:p text:style-name="P7"><draw:control text:anchor-type="as-char" draw:z-index="29" draw:style-name="gr1" draw:text-style-name="P8" svg:width="0.345cm" svg:height="0.345cm" draw:control="control31"/>Scripting language</text:p>
            <text:p text:style-name="P7"><draw:control text:anchor-type="as-char" draw:z-index="30" draw:style-name="gr1" draw:text-style-name="P8" svg:width="0.345cm" svg:height="0.345cm" draw:control="control32"/>Metaprogramming</text:p>
            <text:p text:style-name="P7"><draw:control text:anchor-type="as-char" draw:z-index="31" draw:style-name="gr1" draw:text-style-name="P8" svg:width="0.345cm" svg:height="0.345cm" draw:control="control33"/>Programming paradigm</text:p>
            <table:table table:name="Table25" table:style-name="Table25">
              <table:table-column table:style-name="Table25.A" table:number-columns-repeated="3"/>
              <table:table-row>
                <table:table-cell table:style-name="Table25.A1" office:value-type="string">
                  <text:p text:style-name="P3"/>
                </table:table-cell>
                <table:table-cell table:style-name="Table25.A1" office:value-type="string">
                  <text:p text:style-name="P3"/>
                </table:table-cell>
                <table:table-cell table:style-name="Table25.A1"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4.A1" office:value-type="string">
            <text:p text:style-name="P3"/>
          </table:table-cell>
        </table:table-row>
      </table:table>
      <text:p text:style-name="P1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span text:style-name="T1">Question 10</text:span>: </text:p>
            <text:section text:style-name="Sect1" text:name="Section7">
              <text:p text:style-name="P4"><text:bookmark text:name="quiz_fragments6"/>What is Windows PowerShell's current status?</text:p>
              <table:table table:name="Table27" table:style-name="Table27">
                <table:table-column table:style-name="Table27.A"/>
                <table:table-row>
                  <table:table-cell table:style-name="Table27.A1" office:value-type="string">
                    <text:p text:style-name="Table_20_Contents"><draw:control text:anchor-type="as-char" draw:z-index="32" draw:style-name="gr1" draw:text-style-name="P8" svg:width="0.345cm" svg:height="0.345cm" draw:control="control34"/> Active</text:p>
                  </table:table-cell>
                </table:table-row>
                <table:table-row>
                  <table:table-cell table:style-name="Table27.A1" office:value-type="string">
                    <text:p text:style-name="Table_20_Contents"><draw:control text:anchor-type="as-char" draw:z-index="33" draw:style-name="gr1" draw:text-style-name="P8" svg:width="0.345cm" svg:height="0.345cm" draw:control="control35"/> syndicated on TV Land</text:p>
                  </table:table-cell>
                </table:table-row>
                <table:table-row>
                  <table:table-cell table:style-name="Table27.A1" office:value-type="string">
                    <text:p text:style-name="Table_20_Contents"><draw:control text:anchor-type="as-char" draw:z-index="34" draw:style-name="gr1" draw:text-style-name="P8" svg:width="0.345cm" svg:height="0.345cm" draw:control="control36"/> Updating every day</text:p>
                  </table:table-cell>
                </table:table-row>
                <table:table-row>
                  <table:table-cell table:style-name="Table27.A1" office:value-type="string">
                    <text:p text:style-name="Table_20_Contents"><draw:control text:anchor-type="as-char" draw:z-index="35" draw:style-name="gr1" draw:text-style-name="P8" svg:width="0.345cm" svg:height="0.345cm" draw:control="control37"/> Active</text:p>
                    <table:table table:name="Table28" table:style-name="Table28">
                      <table:table-column table:style-name="Table28.A" table:number-columns-repeated="3"/>
                      <table:table-row>
                        <table:table-cell table:style-name="Table28.A1" office:value-type="string">
                          <text:p text:style-name="P3"/>
                        </table:table-cell>
                        <table:table-cell table:style-name="Table28.A1" office:value-type="string">
                          <text:p text:style-name="P3"/>
                        </table:table-cell>
                        <table:table-cell table:style-name="Table28.A1" office:value-type="string">
                          <text:p text:style-name="P3"/>
                        </table:table-cell>
                      </table:table-row>
                    </table:table>
                    <text:p text:style-name="Table_20_Contents"/>
                  </table:table-cell>
                </table:table-row>
              </table:table>
            </text:section>
          </table:table-cell>
        </table:table-row>
        <table:table-row table:style-name="Table26.2">
          <table:table-cell table:style-name="Table26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44:22.119110285</meta:creation-date>
    <meta:editing-duration>PT13M6S</meta:editing-duration>
    <meta:editing-cycles>3</meta:editing-cycles>
    <meta:generator>LibreOffice/5.1.6.2$Linux_X86_64 LibreOffice_project/10m0$Build-2</meta:generator>
    <dc:date>2018-12-11T18:11:51.392389045</dc:date>
    <meta:document-statistic meta:table-count="27" meta:image-count="0" meta:object-count="0" meta:page-count="2" meta:paragraph-count="58" meta:word-count="223" meta:character-count="1681" meta:non-whitespace-character-count="1475"/>
  </office:meta>
</office:document-meta>
</file>